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90818" officeooo:paragraph-rsid="00090818"/>
    </style:style>
    <style:style style:name="T1" style:family="text">
      <style:text-properties style:text-position="super 58%"/>
    </style:style>
    <style:style style:name="T2" style:family="text">
      <style:text-properties officeooo:rsid="0009e5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ncan Harmon</text:p>
      <text:p text:style-name="P1">February 4<text:span text:style-name="T1">th</text:span> 2019</text:p>
      <text:p text:style-name="P1">CSCE578</text:p>
      <text:p text:style-name="P1">Buell</text:p>
      <text:p text:style-name="P1"/>
      <text:p text:style-name="P1"><text:tab/>Also attached to the submission should be “results.txt”, a copy of direct output from the program</text:p>
      <text:p text:style-name="P1"/>
      <text:p text:style-name="P1"><text:tab/>The program’s goal is to read in certain files in a directory, count the total number of words, and the frequency of each of the given reporting verbs and then to repeat this process only with a different directory of files. The counting of the reporting verbs is fairly straight-forward: check the tag of each word, if it is a verb proceed to check if it is in the list of reporting verbs and, if it is, increase the count for that verb. </text:p>
      <text:p text:style-name="P1"><text:tab/>Discrepancy arises in the total token count for each set of data. Although it wouldn’t affect the ranking of most frequent to least frequent reporting verbs, the frequency is dependent of the total token count. Thus, the decision was made, in order to get a more precise count of words rather than words and punctuation, to exclude punctuation from the total token count. This was done by comparing each token to a string of all assumed punctuation: "....,;:?/\\\"\'()&lt;&gt;!". If the “word” portion <text:span text:style-name="T2">or the “tag” portion </text:span>of a token was contained in this string, it would not affect the total token count and would be ignored entirely.</text:p>
      <text:p text:style-name="P1"><text:tab/>The results of this program are very similar to the example results given to us: the token count only differing by <text:span text:style-name="T2">16 for the student set but by roughly 3000. Any difference in either token count or verb frequency can almost certainly be attributed to the exclusion of punctuation and any differences the two programs may have had in doing so. However, this difference is mostly irrelevant as the focus of this assignment is the most/least frequent reporting verbs, which were almost identical: the student data’s most frequent reporting verbs being “believe” and “found” and the COCA data’s most frequent reporting verbs being “says” and “fou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5:00:54.925220515</meta:creation-date>
    <dc:date>2019-02-04T15:21:49.285332422</dc:date>
    <meta:editing-duration>PT7M24S</meta:editing-duration>
    <meta:editing-cycles>2</meta:editing-cycles>
    <meta:generator>LibreOffice/6.0.3.2$Linux_X86_64 LibreOffice_project/00m0$Build-2</meta:generator>
    <meta:document-statistic meta:table-count="0" meta:image-count="0" meta:object-count="0" meta:page-count="1" meta:paragraph-count="8" meta:word-count="319" meta:character-count="1860" meta:non-whitespace-character-count="1543"/>
  </office:meta>
</office:document-meta>
</file>